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lán" style:family="table">
      <style:table-properties style:width="16.962cm" table:align="left"/>
    </style:style>
    <style:style style:name="Plán.A" style:family="table-column">
      <style:table-column-properties style:column-width="7.435cm"/>
    </style:style>
    <style:style style:name="Plán.B" style:family="table-column">
      <style:table-column-properties style:column-width="0.866cm"/>
    </style:style>
    <style:style style:name="Plán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lán.L1" style:family="table-cell">
      <style:table-cell-properties fo:padding="0.097cm" fo:border="0.002cm solid #000000"/>
    </style:style>
    <style:style style:name="Plán.A2" style:family="table-cell">
      <style:table-cell-properties fo:padding="0.097cm" fo:border-left="0.002cm solid #000000" fo:border-right="none" fo:border-top="none" fo:border-bottom="0.002cm solid #000000"/>
    </style:style>
    <style:style style:name="Plán.B2" style:family="table-cell">
      <style:table-cell-properties fo:background-color="#004586" fo:padding="0.097cm" fo:border-left="0.002cm solid #000000" fo:border-right="none" fo:border-top="none" fo:border-bottom="0.002cm solid #000000">
        <style:background-image/>
      </style:table-cell-properties>
    </style:style>
    <style:style style:name="Plán.L2" style:family="table-cell">
      <style:table-cell-properties fo:padding="0.097cm" fo:border-left="0.002cm solid #000000" fo:border-right="0.002cm solid #000000" fo:border-top="none" fo:border-bottom="0.002cm solid #000000"/>
    </style:style>
    <style:style style:name="Plán.E3" style:family="table-cell">
      <style:table-cell-properties fo:background-color="#ff420e" fo:padding="0.097cm" fo:border-left="0.002cm solid #000000" fo:border-right="none" fo:border-top="none" fo:border-bottom="0.002cm solid #000000">
        <style:background-image/>
      </style:table-cell-properties>
    </style:style>
    <style:style style:name="Plán.L3" style:family="table-cell">
      <style:table-cell-properties fo:background-color="#ff420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lán.D4" style:family="table-cell">
      <style:table-cell-properties fo:background-color="#ffd320" fo:padding="0.097cm" fo:border-left="0.002cm solid #000000" fo:border-right="none" fo:border-top="none" fo:border-bottom="0.002cm solid #000000">
        <style:background-image/>
      </style:table-cell-properties>
    </style:style>
    <style:style style:name="Plán.L4" style:family="table-cell">
      <style:table-cell-properties fo:background-color="#ffd32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lán.B5" style:family="table-cell">
      <style:table-cell-properties fo:background-color="#579d1c" fo:padding="0.097cm" fo:border-left="0.002cm solid #000000" fo:border-right="none" fo:border-top="none" fo:border-bottom="0.002cm solid #000000">
        <style:background-image/>
      </style:table-cell-properties>
    </style:style>
    <style:style style:name="Plán.D6" style:family="table-cell">
      <style:table-cell-properties fo:background-color="#7e0021" fo:padding="0.097cm" fo:border-left="0.002cm solid #000000" fo:border-right="none" fo:border-top="none" fo:border-bottom="0.002cm solid #000000">
        <style:background-image/>
      </style:table-cell-properties>
    </style:style>
    <style:style style:name="Plán.L6" style:family="table-cell">
      <style:table-cell-properties fo:background-color="#7e0021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uľka1" style:family="table">
      <style:table-properties style:width="16.997cm" table:align="left"/>
    </style:style>
    <style:style style:name="Tabuľka1.A" style:family="table-column">
      <style:table-column-properties style:column-width="9.816cm"/>
    </style:style>
    <style:style style:name="Tabuľka1.B" style:family="table-column">
      <style:table-column-properties style:column-width="2.394cm"/>
    </style:style>
    <style:style style:name="Tabuľk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1.D1" style:family="table-cell">
      <style:table-cell-properties fo:padding="0.097cm" fo:border="0.002cm solid #000000"/>
    </style:style>
    <style:style style:name="Tabuľka1.A2" style:family="table-cell">
      <style:table-cell-properties fo:padding="0.097cm" fo:border-left="0.002cm solid #000000" fo:border-right="none" fo:border-top="none" fo:border-bottom="0.002cm solid #000000"/>
    </style:style>
    <style:style style:name="Tabuľk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Odborné praktikum I</text:h>
      <text:h text:style-name="Heading_20_2" text:outline-level="2">Ciele:</text:h>
      <text:list text:style-name="L1">
        <text:list-item>
          <text:p text:style-name="P1">Oprava/dokončenie systému</text:p>
        </text:list-item>
        <text:list-item>
          <text:p text:style-name="P1">Uvedenie systému do ostrej prevádzky</text:p>
        </text:list-item>
        <text:list-item>
          <text:p text:style-name="P1">Oboznámenie absolventov so systémom</text:p>
        </text:list-item>
      </text:list>
      <text:h text:style-name="Heading_20_2" text:outline-level="2">Činnosti:</text:h>
      <text:list text:style-name="L3">
        <text:list-item>
          <text:p text:style-name="P2">Oprava nedostatkov/rozšírenie systému – oprava nedostatkov </text:p>
        </text:list-item>
        <text:list-item>
          <text:p text:style-name="P2">Naplnenie systému dátami (správa systému – texty, číselníky, štatistiky; importy – AIS, historické dáta)</text:p>
        </text:list-item>
        <text:list-item>
          <text:p text:style-name="P2">Riešenie právnej otázky zverejnenia údajov o absolventoch</text:p>
        </text:list-item>
        <text:list-item>
          <text:p text:style-name="P2">Testovanie systému (absolventi, študenti, pracovníci ŠO)</text:p>
        </text:list-item>
      </text:list>
      <text:h text:style-name="Heading_20_2" text:outline-level="2">Plán:</text:h>
      <table:table table:name="Plán" table:style-name="Plán">
        <table:table-column table:style-name="Plán.A"/>
        <table:table-column table:style-name="Plán.B" table:number-columns-repeated="11"/>
        <table:table-row>
          <table:table-cell table:style-name="Plán.A1" office:value-type="string">
            <text:p text:style-name="P6">Činnosti\Týždne</text:p>
          </table:table-cell>
          <table:table-cell table:style-name="Plán.A1" office:value-type="string">
            <text:p text:style-name="P6">3.</text:p>
          </table:table-cell>
          <table:table-cell table:style-name="Plán.A1" office:value-type="string">
            <text:p text:style-name="P6">4.</text:p>
          </table:table-cell>
          <table:table-cell table:style-name="Plán.A1" office:value-type="string">
            <text:p text:style-name="P6">5.</text:p>
          </table:table-cell>
          <table:table-cell table:style-name="Plán.A1" office:value-type="string">
            <text:p text:style-name="P6">6.</text:p>
          </table:table-cell>
          <table:table-cell table:style-name="Plán.A1" office:value-type="string">
            <text:p text:style-name="P6">7.</text:p>
          </table:table-cell>
          <table:table-cell table:style-name="Plán.A1" office:value-type="string">
            <text:p text:style-name="P6">8.</text:p>
          </table:table-cell>
          <table:table-cell table:style-name="Plán.A1" office:value-type="string">
            <text:p text:style-name="P6">9.</text:p>
          </table:table-cell>
          <table:table-cell table:style-name="Plán.A1" office:value-type="string">
            <text:p text:style-name="P6">10.</text:p>
          </table:table-cell>
          <table:table-cell table:style-name="Plán.A1" office:value-type="string">
            <text:p text:style-name="P6">11.</text:p>
          </table:table-cell>
          <table:table-cell table:style-name="Plán.A1" office:value-type="string">
            <text:p text:style-name="P6">12.</text:p>
          </table:table-cell>
          <table:table-cell table:style-name="Plán.L1" office:value-type="string">
            <text:p text:style-name="P6">13.</text:p>
          </table:table-cell>
        </table:table-row>
        <table:table-row>
          <table:table-cell table:style-name="Plán.A2" office:value-type="string">
            <text:p text:style-name="Table_20_Contents">Oprava nedostatkov z posudku</text:p>
          </table:table-cell>
          <table:table-cell table:style-name="Plán.B2" office:value-type="string">
            <text:p text:style-name="Table_20_Contents"/>
          </table:table-cell>
          <table:table-cell table:style-name="Plán.B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L2" office:value-type="string">
            <text:p text:style-name="Table_20_Contents"/>
          </table:table-cell>
        </table:table-row>
        <table:table-row>
          <table:table-cell table:style-name="Plán.A2" office:value-type="string">
            <text:p text:style-name="Table_20_Contents">Údržba systému (viaže sa na testovanie)</text:p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E3" office:value-type="string">
            <text:p text:style-name="Table_20_Contents"/>
          </table:table-cell>
          <table:table-cell table:style-name="Plán.E3" office:value-type="string">
            <text:p text:style-name="Table_20_Contents"/>
          </table:table-cell>
          <table:table-cell table:style-name="Plán.E3" office:value-type="string">
            <text:p text:style-name="Table_20_Contents"/>
          </table:table-cell>
          <table:table-cell table:style-name="Plán.E3" office:value-type="string">
            <text:p text:style-name="Table_20_Contents"/>
          </table:table-cell>
          <table:table-cell table:style-name="Plán.E3" office:value-type="string">
            <text:p text:style-name="Table_20_Contents"/>
          </table:table-cell>
          <table:table-cell table:style-name="Plán.E3" office:value-type="string">
            <text:p text:style-name="Table_20_Contents"/>
          </table:table-cell>
          <table:table-cell table:style-name="Plán.E3" office:value-type="string">
            <text:p text:style-name="Table_20_Contents"/>
          </table:table-cell>
          <table:table-cell table:style-name="Plán.L3" office:value-type="string">
            <text:p text:style-name="Table_20_Contents"/>
          </table:table-cell>
        </table:table-row>
        <table:table-row>
          <table:table-cell table:style-name="Plán.A2" office:value-type="string">
            <text:p text:style-name="Table_20_Contents">Importy</text:p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D4" office:value-type="string">
            <text:p text:style-name="Table_20_Contents"/>
          </table:table-cell>
          <table:table-cell table:style-name="Plán.D4" office:value-type="string">
            <text:p text:style-name="Table_20_Contents"/>
          </table:table-cell>
          <table:table-cell table:style-name="Plán.D4" office:value-type="string">
            <text:p text:style-name="Table_20_Contents"/>
          </table:table-cell>
          <table:table-cell table:style-name="Plán.D4" office:value-type="string">
            <text:p text:style-name="Table_20_Contents"/>
          </table:table-cell>
          <table:table-cell table:style-name="Plán.D4" office:value-type="string">
            <text:p text:style-name="Table_20_Contents"/>
          </table:table-cell>
          <table:table-cell table:style-name="Plán.D4" office:value-type="string">
            <text:p text:style-name="Table_20_Contents"/>
          </table:table-cell>
          <table:table-cell table:style-name="Plán.D4" office:value-type="string">
            <text:p text:style-name="Table_20_Contents"/>
          </table:table-cell>
          <table:table-cell table:style-name="Plán.D4" office:value-type="string">
            <text:p text:style-name="Table_20_Contents"/>
          </table:table-cell>
          <table:table-cell table:style-name="Plán.L4" office:value-type="string">
            <text:p text:style-name="Table_20_Contents"/>
          </table:table-cell>
        </table:table-row>
        <table:table-row>
          <table:table-cell table:style-name="Plán.A2" office:value-type="string">
            <text:p text:style-name="Table_20_Contents">Riešenie právnej otázky</text:p>
          </table:table-cell>
          <table:table-cell table:style-name="Plán.B5" office:value-type="string">
            <text:p text:style-name="Table_20_Contents"/>
          </table:table-cell>
          <table:table-cell table:style-name="Plán.B5" office:value-type="string">
            <text:p text:style-name="Table_20_Contents"/>
          </table:table-cell>
          <table:table-cell table:style-name="Plán.B5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L2" office:value-type="string">
            <text:p text:style-name="Table_20_Contents"/>
          </table:table-cell>
        </table:table-row>
        <table:table-row>
          <table:table-cell table:style-name="Plán.A2" office:value-type="string">
            <text:p text:style-name="Table_20_Contents">Testovanie systému</text:p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D6" office:value-type="string">
            <text:p text:style-name="Table_20_Contents"/>
          </table:table-cell>
          <table:table-cell table:style-name="Plán.D6" office:value-type="string">
            <text:p text:style-name="Table_20_Contents"/>
          </table:table-cell>
          <table:table-cell table:style-name="Plán.D6" office:value-type="string">
            <text:p text:style-name="Table_20_Contents"/>
          </table:table-cell>
          <table:table-cell table:style-name="Plán.D6" office:value-type="string">
            <text:p text:style-name="Table_20_Contents"/>
          </table:table-cell>
          <table:table-cell table:style-name="Plán.D6" office:value-type="string">
            <text:p text:style-name="Table_20_Contents"/>
          </table:table-cell>
          <table:table-cell table:style-name="Plán.D6" office:value-type="string">
            <text:p text:style-name="Table_20_Contents"/>
          </table:table-cell>
          <table:table-cell table:style-name="Plán.D6" office:value-type="string">
            <text:p text:style-name="Table_20_Contents"/>
          </table:table-cell>
          <table:table-cell table:style-name="Plán.D6" office:value-type="string">
            <text:p text:style-name="Table_20_Contents"/>
          </table:table-cell>
          <table:table-cell table:style-name="Plán.L6" office:value-type="string">
            <text:p text:style-name="Table_20_Contents"/>
          </table:table-cell>
        </table:table-row>
      </table:table>
      <text:h text:style-name="Heading_20_2" text:outline-level="2">Rozdelenie úloh:</text:h>
      <text:list text:style-name="L4">
        <text:list-item>
          <text:p text:style-name="P3">spoločné riešenie/deľba elementárnych úloh</text:p>
        </text:list-item>
      </text:list>
      <text:p text:style-name="P4"/>
      <text:h text:style-name="Heading_20_3" text:outline-level="3">(Predbežné) určenie úloh</text:h>
      <table:table table:name="Tabuľka1" table:style-name="Tabuľka1">
        <table:table-column table:style-name="Tabuľka1.A"/>
        <table:table-column table:style-name="Tabuľka1.B" table:number-columns-repeated="3"/>
        <table:table-row>
          <table:table-cell table:style-name="Tabuľka1.A1" office:value-type="string">
            <text:p text:style-name="P6">Úloha</text:p>
          </table:table-cell>
          <table:table-cell table:style-name="Tabuľka1.A1" office:value-type="string">
            <text:p text:style-name="P6">od</text:p>
          </table:table-cell>
          <table:table-cell table:style-name="Tabuľka1.A1" office:value-type="string">
            <text:p text:style-name="P6">do</text:p>
          </table:table-cell>
          <table:table-cell table:style-name="Tabuľka1.D1" office:value-type="string">
            <text:p text:style-name="P6">riešiteľ</text:p>
          </table:table-cell>
        </table:table-row>
        <table:table-row>
          <table:table-cell table:style-name="Tabuľka1.A2" office:value-type="string">
            <text:p text:style-name="Table_20_Contents">Oprava nedostatkov z posudku</text:p>
          </table:table-cell>
          <table:table-cell table:style-name="Tabuľka1.A2" office:value-type="string">
            <text:p text:style-name="Table_20_Contents">06. 10. 2008</text:p>
          </table:table-cell>
          <table:table-cell table:style-name="Tabuľka1.A2" office:value-type="string">
            <text:p text:style-name="Table_20_Contents">20. 10. 2008</text:p>
          </table:table-cell>
          <table:table-cell table:style-name="Tabuľka1.D2" office:value-type="string">
            <text:p text:style-name="Table_20_Contents">JG, JH</text:p>
          </table:table-cell>
        </table:table-row>
        <table:table-row>
          <table:table-cell table:style-name="Tabuľka1.A2" office:value-type="string">
            <text:p text:style-name="Table_20_Contents">Kontaktovanie MŠ ohľadom právnej otázky</text:p>
          </table:table-cell>
          <table:table-cell table:style-name="Tabuľka1.A2" office:value-type="string">
            <text:p text:style-name="Table_20_Contents">06. 10. 2008</text:p>
          </table:table-cell>
          <table:table-cell table:style-name="Tabuľka1.A2" office:value-type="string">
            <text:p text:style-name="Table_20_Contents">13. 10. 2008</text:p>
          </table:table-cell>
          <table:table-cell table:style-name="Tabuľka1.D2" office:value-type="string">
            <text:p text:style-name="Table_20_Contents">JG</text:p>
          </table:table-cell>
        </table:table-row>
        <table:table-row>
          <table:table-cell table:style-name="Tabuľka1.A2" office:value-type="string">
            <text:p text:style-name="Table_20_Contents">Štúdium Zákona o ochrane osobných údajov</text:p>
          </table:table-cell>
          <table:table-cell table:style-name="Tabuľka1.A2" office:value-type="string">
            <text:p text:style-name="Table_20_Contents">06. 10. 2008</text:p>
          </table:table-cell>
          <table:table-cell table:style-name="Tabuľka1.A2" office:value-type="string">
            <text:p text:style-name="Table_20_Contents">13. 10. 2008</text:p>
          </table:table-cell>
          <table:table-cell table:style-name="Tabuľka1.D2" office:value-type="string">
            <text:p text:style-name="Table_20_Contents">JH</text:p>
          </table:table-cell>
        </table:table-row>
        <table:table-row>
          <table:table-cell table:style-name="Tabuľka1.A2" office:value-type="string">
            <text:p text:style-name="Table_20_Contents">Kontaktovanie p. Gnippovej ohľadom importov z AIS</text:p>
          </table:table-cell>
          <table:table-cell table:style-name="Tabuľka1.A2" office:value-type="string">
            <text:p text:style-name="Table_20_Contents">20. 10. 2008</text:p>
          </table:table-cell>
          <table:table-cell table:style-name="Tabuľka1.A2" office:value-type="string">
            <text:p text:style-name="Table_20_Contents">27. 10. 2008</text:p>
          </table:table-cell>
          <table:table-cell table:style-name="Tabuľka1.D2" office:value-type="string">
            <text:p text:style-name="Table_20_Contents">JG, JH</text:p>
          </table:table-cell>
        </table:table-row>
        <table:table-row>
          <table:table-cell table:style-name="Tabuľka1.A2" office:value-type="string">
            <text:p text:style-name="Table_20_Contents">Vypracovanie plánu testovania/testovacích protokolov</text:p>
          </table:table-cell>
          <table:table-cell table:style-name="Tabuľka1.A2" office:value-type="string">
            <text:p text:style-name="Table_20_Contents">20. 10. 2008</text:p>
          </table:table-cell>
          <table:table-cell table:style-name="Tabuľka1.A2" office:value-type="string">
            <text:p text:style-name="Table_20_Contents">27. 10. 2008</text:p>
          </table:table-cell>
          <table:table-cell table:style-name="Tabuľka1.D2" office:value-type="string">
            <text:p text:style-name="Table_20_Contents">JG, JH</text:p>
          </table:table-cell>
        </table:table-row>
        <table:table-row>
          <table:table-cell table:style-name="Tabuľka1.A2" office:value-type="string">
            <text:p text:style-name="Table_20_Contents">Kontaktovanie kolegov ohľadom testovania</text:p>
          </table:table-cell>
          <table:table-cell table:style-name="Tabuľka1.A2" office:value-type="string">
            <text:p text:style-name="Table_20_Contents">20. 10. 2008</text:p>
          </table:table-cell>
          <table:table-cell table:style-name="Tabuľka1.A2" office:value-type="string">
            <text:p text:style-name="Table_20_Contents">27. 10. 2008</text:p>
          </table:table-cell>
          <table:table-cell table:style-name="Tabuľka1.D2" office:value-type="string">
            <text:p text:style-name="Table_20_Contents">JG, JH</text:p>
          </table:table-cell>
        </table:table-row>
        <table:table-row>
          <table:table-cell table:style-name="Tabuľka1.A2" office:value-type="string">
            <text:p text:style-name="Table_20_Contents"/>
          </table:table-cell>
          <table:table-cell table:style-name="Tabuľka1.A2" office:value-type="string">
            <text:p text:style-name="Table_20_Contents"/>
          </table:table-cell>
          <table:table-cell table:style-name="Tabuľka1.A2" office:value-type="string">
            <text:p text:style-name="Table_20_Contents"/>
          </table:table-cell>
          <table:table-cell table:style-name="Tabuľka1.D2" office:value-type="string">
            <text:p text:style-name="Table_20_Contents"/>
          </table:table-cell>
        </table:table-row>
        <table:table-row>
          <table:table-cell table:style-name="Tabuľka1.A2" office:value-type="string">
            <text:p text:style-name="Table_20_Contents"/>
          </table:table-cell>
          <table:table-cell table:style-name="Tabuľka1.A2" office:value-type="string">
            <text:p text:style-name="Table_20_Contents"/>
          </table:table-cell>
          <table:table-cell table:style-name="Tabuľka1.A2" office:value-type="string">
            <text:p text:style-name="Table_20_Contents"/>
          </table:table-cell>
          <table:table-cell table:style-name="Tabuľka1.D2" office:value-type="string">
            <text:p text:style-name="Table_20_Contents"/>
          </table:table-cell>
        </table:table-row>
        <table:table-row>
          <table:table-cell table:style-name="Tabuľka1.A2" office:value-type="string">
            <text:p text:style-name="Table_20_Contents"/>
          </table:table-cell>
          <table:table-cell table:style-name="Tabuľka1.A2" office:value-type="string">
            <text:p text:style-name="Table_20_Contents"/>
          </table:table-cell>
          <table:table-cell table:style-name="Tabuľka1.A2" office:value-type="string">
            <text:p text:style-name="Table_20_Contents"/>
          </table:table-cell>
          <table:table-cell table:style-name="Tabuľka1.D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ozef Hergott</meta:initial-creator>
    <meta:creation-date>2008-10-06T12:25:22</meta:creation-date>
    <dc:creator>Jozef Hergott</dc:creator>
    <dc:date>2008-10-06T12:59:30</dc:date>
    <meta:editing-cycles>1</meta:editing-cycles>
    <meta:editing-duration>PT3M3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59" meta:word-count="169" meta:character-count="1086"/>
  </office:meta>
</office:document-meta>
</file>